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° de Venta</text:p>
          </table:table-cell>
          <table:table-cell office:value-type="string">
            <text:p>Cajero</text:p>
          </table:table-cell>
          <table:table-cell office:value-type="string">
            <text:p>N° de Mesa</text:p>
          </table:table-cell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SubTotal</text:p>
          </table:table-cell>
          <table:table-cell office:value-type="string">
            <text:p>Propina</text:p>
          </table:table-cell>
          <table:table-cell office:value-type="string">
            <text:p>Metodo de Pago</text:p>
          </table:table-cell>
          <table:table-cell office:value-type="string">
            <text:p>Cantidad</text:p>
          </table:table-cell>
          <table:table-cell office:value-type="string">
            <text:p>Productos</text:p>
          </table:table-cell>
          <table:table-cell table:number-columns-repeated="3"/>
        </table:table-row>
        <table:table-row>
          <table:table-cell office:value-type="string">
            <text:p>1</text:p>
          </table:table-cell>
          <table:table-cell office:value-type="string">
            <text:p>xtrem</text:p>
          </table:table-cell>
          <table:table-cell office:value-type="string">
            <text:p>1</text:p>
          </table:table-cell>
          <table:table-cell office:value-type="string">
            <text:p>08/06/2019</text:p>
          </table:table-cell>
          <table:table-cell office:value-type="string">
            <text:p>16:32:45</text:p>
          </table:table-cell>
          <table:table-cell office:value-type="string">
            <text:p>3250</text:p>
          </table:table-cell>
          <table:table-cell office:value-type="string">
            <text:p>0</text:p>
          </table:table-cell>
          <table:table-cell office:value-type="string">
            <text:p>Efectivo</text:p>
          </table:table-cell>
          <table:table-cell office:value-type="string">
            <text:p>4</text:p>
          </table:table-cell>
          <table:table-cell office:value-type="string">
            <text:p>A-109145847</text:p>
          </table:table-cell>
          <table:table-cell office:value-type="string">
            <text:p>A-109146003</text:p>
          </table:table-cell>
          <table:table-cell office:value-type="string">
            <text:p>B-109150311</text:p>
          </table:table-cell>
          <table:table-cell office:value-type="string">
            <text:p>B-10915013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dvanze</text:p>
          </table:table-cell>
          <table:table-cell office:value-type="string">
            <text:p>1</text:p>
          </table:table-cell>
          <table:table-cell office:value-type="string">
            <text:p>08/06/2019</text:p>
          </table:table-cell>
          <table:table-cell office:value-type="string">
            <text:p>16:43:43</text:p>
          </table:table-cell>
          <table:table-cell office:value-type="string">
            <text:p>1700</text:p>
          </table:table-cell>
          <table:table-cell office:value-type="string">
            <text:p>170</text:p>
          </table:table-cell>
          <table:table-cell office:value-type="string">
            <text:p>Tarjeta de Débito</text:p>
          </table:table-cell>
          <table:table-cell office:value-type="string">
            <text:p>2</text:p>
          </table:table-cell>
          <table:table-cell office:value-type="string">
            <text:p>A-109146003</text:p>
          </table:table-cell>
          <table:table-cell office:value-type="string">
            <text:p>B-109150134</text:p>
          </table:table-cell>
          <table:table-cell table:number-columns-repeated="2"/>
        </table:table-row>
        <table:table-row>
          <table:table-cell office:value-type="string">
            <text:p>3</text:p>
          </table:table-cell>
          <table:table-cell office:value-type="string">
            <text:p>xtrem</text:p>
          </table:table-cell>
          <table:table-cell office:value-type="string">
            <text:p>5</text:p>
          </table:table-cell>
          <table:table-cell office:value-type="string">
            <text:p>12/06/2019</text:p>
          </table:table-cell>
          <table:table-cell office:value-type="string">
            <text:p>16:02:42</text:p>
          </table:table-cell>
          <table:table-cell office:value-type="string">
            <text:p>1000</text:p>
          </table:table-cell>
          <table:table-cell office:value-type="string">
            <text:p>0</text:p>
          </table:table-cell>
          <table:table-cell office:value-type="string">
            <text:p>Cheque</text:p>
          </table:table-cell>
          <table:table-cell office:value-type="string">
            <text:p>1</text:p>
          </table:table-cell>
          <table:table-cell office:value-type="string">
            <text:p>A-109145847</text:p>
          </table:table-cell>
          <table:table-cell table:number-columns-repeated="3"/>
        </table:table-row>
        <table:table-row>
          <table:table-cell office:value-type="string">
            <text:p>4</text:p>
          </table:table-cell>
          <table:table-cell office:value-type="string">
            <text:p>xtrem</text:p>
          </table:table-cell>
          <table:table-cell office:value-type="string">
            <text:p>1</text:p>
          </table:table-cell>
          <table:table-cell office:value-type="string">
            <text:p>09/07/2019</text:p>
          </table:table-cell>
          <table:table-cell office:value-type="string">
            <text:p>15:57:41</text:p>
          </table:table-cell>
          <table:table-cell office:value-type="string">
            <text:p>8290</text:p>
          </table:table-cell>
          <table:table-cell office:value-type="string">
            <text:p>0</text:p>
          </table:table-cell>
          <table:table-cell office:value-type="string">
            <text:p>Efectivo</text:p>
          </table:table-cell>
          <table:table-cell office:value-type="string">
            <text:p>3</text:p>
          </table:table-cell>
          <table:table-cell office:value-type="string">
            <text:p>A-109146633</text:p>
          </table:table-cell>
          <table:table-cell office:value-type="string">
            <text:p>B-109150410</text:p>
          </table:table-cell>
          <table:table-cell office:value-type="string">
            <text:p>B-109150410</text:p>
          </table:table-cell>
          <table:table-cell/>
        </table:table-row>
        <table:table-row>
          <table:table-cell office:value-type="string">
            <text:p>5</text:p>
          </table:table-cell>
          <table:table-cell office:value-type="string">
            <text:p>xtrem</text:p>
          </table:table-cell>
          <table:table-cell office:value-type="string">
            <text:p>1</text:p>
          </table:table-cell>
          <table:table-cell office:value-type="string">
            <text:p>27/07/2019</text:p>
          </table:table-cell>
          <table:table-cell office:value-type="string">
            <text:p>14:49:20</text:p>
          </table:table-cell>
          <table:table-cell office:value-type="string">
            <text:p>3000</text:p>
          </table:table-cell>
          <table:table-cell office:value-type="string">
            <text:p>0</text:p>
          </table:table-cell>
          <table:table-cell office:value-type="string">
            <text:p>Cheque</text:p>
          </table:table-cell>
          <table:table-cell office:value-type="string">
            <text:p>2</text:p>
          </table:table-cell>
          <table:table-cell office:value-type="string">
            <text:p>B-125104014</text:p>
          </table:table-cell>
          <table:table-cell office:value-type="string">
            <text:p>A-10914611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